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3" calcext:value-type="float">
            <text:p>13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 table:visibility="collapse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visibility="collapse">
          <table:table-cell office:value-type="date" office:date-value="2025-11-25" calcext:value-type="date">
            <text:p>2025-11-25</text:p>
          </table:table-cell>
          <table:table-cell office:value-type="string" calcext:value-type="string">
            <text:p>Creative Writing: Leaving the Labyrinth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6" calcext:value-type="date">
            <text:p>2025-11-26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0" calcext:value-type="date">
            <text:p>2025-12-10</text:p>
          </table:table-cell>
          <table:table-cell office:value-type="string" calcext:value-type="string">
            <text:p>IC App: Replacement Needed for the Two Dr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Gear Discount: Life Support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2-11" calcext:value-type="date">
            <text:p>2025-12-11</text:p>
          </table:table-cell>
          <table:table-cell office:value-type="string" calcext:value-type="string">
            <text:p>Skill Discount: Subsurface Spec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string" calcext:value-type="string">
            <text:p>KS: ASL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Untertauch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Game 10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6" calcext:value-type="date">
            <text:p>2025-12-16</text:p>
          </table:table-cell>
          <table:table-cell office:value-type="string" calcext:value-type="string">
            <text:p>Tlaloc Conn 5 → 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style-name="ce2" office:value-type="date" office:date-value="2025-12-16" calcext:value-type="date">
            <text:p>2025-12-16</text:p>
          </table:table-cell>
          <table:table-cell office:value-type="string" calcext:value-type="string">
            <text:p>IC App: Somata-Wh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16" calcext:value-type="date">
            <text:p>2025-12-16</text:p>
          </table:table-cell>
          <table:table-cell office:value-type="string" calcext:value-type="string">
            <text:p>IC App: Big Ol’ Conv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 table:visibility="collapse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visibility="collapse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2-02" calcext:value-type="date">
            <text:p>2025-12-02</text:p>
          </table:table-cell>
          <table:table-cell office:value-type="string" calcext:value-type="string">
            <text:p>IC App: Planting Bea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4" calcext:value-type="date">
            <text:p>2025-12-04</text:p>
          </table:table-cell>
          <table:table-cell office:value-type="string" calcext:value-type="string">
            <text:p>IC App: Every Cop is a Cop is a Crimi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6" calcext:value-type="date">
            <text:p>2025-12-06</text:p>
          </table:table-cell>
          <table:table-cell office:value-type="string" calcext:value-type="string">
            <text:p>IC App: Step Into Christm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ear Discount: Synergist Longcoat + Mods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ep Into Christ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Game 2: Group Contac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KS: Hunting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AS: Survival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2-07" calcext:value-type="date">
            <text:p>2025-12-07</text:p>
          </table:table-cell>
          <table:table-cell office:value-type="string" calcext:value-type="string">
            <text:p>Quality: Panz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Signal Sc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The Light Which Saves Our Child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2" calcext:value-type="date">
            <text:p>2025-12-12</text:p>
          </table:table-cell>
          <table:table-cell office:value-type="string" calcext:value-type="string">
            <text:p>IC App: Fire S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2-17" calcext:value-type="date">
            <text:p>2025-12-17</text:p>
          </table:table-cell>
          <table:table-cell office:value-type="string" calcext:value-type="string">
            <text:p>IC App: Every Street Has Its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2-17" calcext:value-type="date">
            <text:p>2025-12-17</text:p>
          </table:table-cell>
          <table:table-cell office:value-type="string" calcext:value-type="string">
            <text:p>IC App: Bad Gu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00-00-00</text:date>, <text:time style:data-style-name="N2" text:time-value="11:22:48.621157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7T12:05:42.099646350</dc:date>
    <meta:editing-duration>PT3H12M37S</meta:editing-duration>
    <meta:editing-cycles>59</meta:editing-cycles>
    <meta:generator>LibreOffice/25.8.3.2$Linux_X86_64 LibreOffice_project/580$Build-2</meta:generator>
    <meta:document-statistic meta:table-count="4" meta:cell-count="298" meta:object-count="0"/>
  </office:meta>
</office:document-meta>
</file>